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52266" officeooo:paragraph-rsid="00152266"/>
    </style:style>
    <style:style style:name="P2" style:family="paragraph" style:parent-style-name="Standard">
      <style:text-properties officeooo:rsid="0015b359" officeooo:paragraph-rsid="0015b359"/>
    </style:style>
    <style:style style:name="P3" style:family="paragraph" style:parent-style-name="Standard">
      <style:text-properties fo:font-style="normal" officeooo:rsid="0016da00" officeooo:paragraph-rsid="0016da00" style:font-style-asian="normal" style:font-style-complex="normal"/>
    </style:style>
    <style:style style:name="P4" style:family="paragraph" style:parent-style-name="Standard">
      <style:text-properties fo:font-style="normal" officeooo:rsid="001d060a" officeooo:paragraph-rsid="001d060a" style:font-style-asian="normal" style:font-style-complex="normal"/>
    </style:style>
    <style:style style:name="P5" style:family="paragraph" style:parent-style-name="Standard">
      <style:text-properties fo:font-style="normal" officeooo:rsid="001ff65e" officeooo:paragraph-rsid="001ff65e" style:font-style-asian="normal" style:font-style-complex="normal"/>
    </style:style>
    <style:style style:name="P6" style:family="paragraph" style:parent-style-name="Standard">
      <style:text-properties fo:font-style="normal" style:text-underline-style="solid" style:text-underline-width="auto" style:text-underline-color="font-color" officeooo:rsid="001ff65e" officeooo:paragraph-rsid="001ff65e" style:font-style-asian="normal" style:font-style-complex="normal"/>
    </style:style>
    <style:style style:name="P7" style:family="paragraph" style:parent-style-name="Standard">
      <style:text-properties fo:font-style="italic" officeooo:rsid="0015b359" officeooo:paragraph-rsid="0015b359" style:font-style-asian="italic" style:font-style-complex="italic"/>
    </style:style>
    <style:style style:name="P8" style:family="paragraph" style:parent-style-name="Standard">
      <style:text-properties fo:font-style="italic" officeooo:rsid="001d060a" officeooo:paragraph-rsid="001d060a" style:font-style-asian="italic" style:font-style-complex="italic"/>
    </style:style>
    <style:style style:name="P9" style:family="paragraph" style:parent-style-name="Standard">
      <style:text-properties fo:font-style="italic" officeooo:rsid="0016da00" officeooo:paragraph-rsid="0016da00" style:font-style-asian="italic" style:font-style-complex="italic"/>
    </style:style>
    <style:style style:name="P10" style:family="paragraph" style:parent-style-name="Standard">
      <style:text-properties fo:font-style="italic" officeooo:rsid="001d060a" officeooo:paragraph-rsid="001d060a" style:font-style-asian="italic" style:font-style-complex="italic"/>
    </style:style>
    <style:style style:name="P11" style:family="paragraph" style:parent-style-name="Standard">
      <style:text-properties fo:font-style="italic" officeooo:rsid="001ff65e" officeooo:paragraph-rsid="001ff65e" style:font-style-asian="italic" style:font-style-complex="italic"/>
    </style:style>
    <style:style style:name="P12" style:family="paragraph" style:parent-style-name="Standard">
      <style:text-properties fo:font-style="normal" style:text-underline-style="solid" style:text-underline-width="auto" style:text-underline-color="font-color" officeooo:rsid="001ff65e" officeooo:paragraph-rsid="001ff65e" style:font-style-asian="normal" style:font-style-complex="normal"/>
    </style:style>
    <style:style style:name="P13" style:family="paragraph" style:parent-style-name="Standard">
      <style:text-properties fo:font-style="normal" style:text-underline-style="solid" style:text-underline-width="auto" style:text-underline-color="font-color" officeooo:rsid="00219cdf" officeooo:paragraph-rsid="00219cdf" style:font-style-asian="normal" style:font-style-complex="normal"/>
    </style:style>
    <style:style style:name="P14" style:family="paragraph" style:parent-style-name="Standard">
      <style:text-properties fo:font-style="normal" style:text-underline-style="none" officeooo:rsid="00219cdf" officeooo:paragraph-rsid="00219cdf" style:font-style-asian="normal" style:font-style-complex="normal"/>
    </style:style>
    <style:style style:name="T1" style:family="text">
      <style:text-properties fo:font-style="italic" style:font-style-asian="italic"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cripting tutorial:</text:p>
      <text:p text:style-name="P1"><text:a xlink:type="simple" xlink:href="https://www.youtube.com/watch?v=vQv4W-JfrmQ&amp;list=PLS1QulWo1RIYmaxcEqw5JhK3b-6rgdWO_&amp;index=2" text:style-name="Internet_20_link" text:visited-style-name="Visited_20_Internet_20_Link">https://www.youtube.com/watch?v=vQv4W-JfrmQ&amp;list=PLS1QulWo1RIYmaxcEqw5JhK3b-6rgdWO_&amp;index=2</text:a></text:p>
      <text:p text:style-name="P1"/>
      <text:p text:style-name="P1">fist create a file </text:p>
      <text:p text:style-name="P1">$ touch hello.sh</text:p>
      <text:p text:style-name="P1">edit the file </text:p>
      <text:p text:style-name="P1">it should start with #! <text:s text:c="2"/>/bin/bash <text:s text:c="2"/>(this is location)</text:p>
      <text:p text:style-name="P1"><text:s text:c="34"/>echo “helloworld”</text:p>
      <text:p text:style-name="P1">save this and to give exicutable permission to that file</text:p>
      <text:p text:style-name="P1"><text:s text:c="5"/>$chmod +x hello.sh <text:s/></text:p>
      <text:p text:style-name="P1">exicute the script </text:p>
      <text:p text:style-name="P1"><text:s text:c="2"/>$./hello.sh <text:s text:c="2"/>or sh &lt;ilenane&gt;</text:p>
      <text:p text:style-name="P1"/>
      <text:p text:style-name="P1">in script to give a comment use # (his willnot exicute)</text:p>
      <text:p text:style-name="P1">ex:</text:p>
      <text:p text:style-name="P1"><text:s/># this script is for hello world example </text:p>
      <text:p text:style-name="P1"/>
      <text:p text:style-name="P1">another ex:</text:p>
      <text:p text:style-name="P2">#! /bin/bash</text:p>
      <text:p text:style-name="P2"># this is a basic shell script </text:p>
      <text:p text:style-name="P2">echo "hellow world"</text:p>
      <text:p text:style-name="P2">echo this my bash $BASH</text:p>
      <text:p text:style-name="P2">echo this is my version $BASH_VERSION</text:p>
      <text:p text:style-name="P2">echo this is my home $HOME</text:p>
      <text:p text:style-name="P2">name= ravi <text:s text:c="12"/>--<text:span text:style-name="T1">this is variable</text:span></text:p>
      <text:p text:style-name="P2">echo the name is $name</text:p>
      <text:p text:style-name="P2">value=10 </text:p>
      <text:p text:style-name="P2">echo the value is $value</text:p>
      <text:p text:style-name="P2"/>
      <text:p text:style-name="P2">--<text:span text:style-name="T1">in script the variable should not start with value . <text:s text:c="8"/></text:span></text:p>
      <text:p text:style-name="P7"><text:s/>(i stored all scripts in /home/ikshwaku/shellscripts)</text:p>
      <text:p text:style-name="P7"/>
      <text:p text:style-name="P7">ex: for variables</text:p>
      <text:p text:style-name="Text_20_body">-- to read the parameters</text:p>
      <text:p text:style-name="P7"/>
      <text:p text:style-name="P3">! /bin/bash</text:p>
      <text:p text:style-name="P3"># this is basic shell script about variables </text:p>
      <text:p text:style-name="P3">echo "enternames"</text:p>
      <text:p text:style-name="P3">read name <text:s text:c="31"/><text:span text:style-name="T1">--</text:span>--<text:span text:style-name="T1">to enter the multiple values name1 <text:s text:c="2"/>name2 <text:s/>..etc</text:span></text:p>
      <text:p text:style-name="P3">echo "the name is: $name" <text:s text:c="4"/>--<text:span text:style-name="T1">to enter the multiple values $name1 <text:s text:c="2"/>$name2 ..etc</text:span></text:p>
      <text:p text:style-name="P3">echo "enter the value"</text:p>
      <text:p text:style-name="P3">read value</text:p>
      <text:p text:style-name="P3">echo "the value is:$value" <text:s text:c="14"/></text:p>
      <text:p text:style-name="P3"/>
      <text:p text:style-name="P3">--<text:span text:style-name="T1">variables are case sensitive</text:span></text:p>
      <text:p text:style-name="P9"/>
      <text:p text:style-name="P8"/>
      <text:p text:style-name="P8"/>
      <text:p text:style-name="P8"/>
      <text:p text:style-name="P8"/>
      <text:p text:style-name="P8"/>
      <text:p text:style-name="P4"><text:soft-page-break/>if statement :</text:p>
      <text:p text:style-name="P4">#! /bin/bash</text:p>
      <text:p text:style-name="P4"/>
      <text:p text:style-name="P4">r=10 <text:s/>---<text:span text:style-name="T1">vairiable <text:s text:c="4"/>(tack care of spaces also)</text:span></text:p>
      <text:p text:style-name="P8"/>
      <text:p text:style-name="P4">if [ $r -eq <text:s/>10 ] --<text:span text:style-name="T1">condition</text:span></text:p>
      <text:p text:style-name="P4">then</text:p>
      <text:p text:style-name="P4">echo "the statement is true" --<text:span text:style-name="T1">-statement</text:span></text:p>
      <text:p text:style-name="P4">fi <text:s text:c="7"/>--<text:span text:style-name="T1">this is end</text:span></text:p>
      <text:p text:style-name="P8"/>
      <text:p text:style-name="P8"/>
      <text:p text:style-name="P8"/>
      <text:p text:style-name="P8"/>
      <text:p text:style-name="P5">nested if:</text:p>
      <text:p text:style-name="P5"/>
      <text:p text:style-name="P5">#! /bin/bash </text:p>
      <text:p text:style-name="P5"/>
      <text:p text:style-name="P5">echo -e "Enter the name of the file : \c"</text:p>
      <text:p text:style-name="P5">read file_name</text:p>
      <text:p text:style-name="P5"/>
      <text:p text:style-name="P5">if [ -f <text:s/>$file_name ]</text:p>
      <text:p text:style-name="P5">then</text:p>
      <text:p text:style-name="P5">if [ -w $file_name ]</text:p>
      <text:p text:style-name="P5">then</text:p>
      <text:p text:style-name="P5">echo "enter the text. to exit press crtl+d "</text:p>
      <text:p text:style-name="P5"><text:s text:c="3"/>cat &gt;&gt; $file_name <text:s text:c="9"/>&gt;&gt; :<text:span text:style-name="T1">used to append the file </text:span></text:p>
      <text:p text:style-name="P11"><text:s text:c="44"/>&gt; uses for overwrite the file</text:p>
      <text:p text:style-name="P5">else</text:p>
      <text:p text:style-name="P5"><text:s/>echo "the file do not have write permissions"</text:p>
      <text:p text:style-name="P5">fi</text:p>
      <text:p text:style-name="P5">else</text:p>
      <text:p text:style-name="P5">echo "$file_name not found"</text:p>
      <text:p text:style-name="P5">fi</text:p>
      <text:p text:style-name="P5"/>
      <text:p text:style-name="P5"/>
      <text:p text:style-name="P6">And oparator &amp;&amp; or -a </text:p>
      <text:p text:style-name="P5">#! /bin/bash</text:p>
      <text:p text:style-name="P5"/>
      <text:p text:style-name="P5">echo -e "enter the value : \c"</text:p>
      <text:p text:style-name="P5">read age</text:p>
      <text:p text:style-name="P5"/>
      <text:p text:style-name="P5">if [ $age -gt 18 ] &amp;&amp; [ $age -lt 30 ]</text:p>
      <text:p text:style-name="P5">then</text:p>
      <text:p text:style-name="P5">echo "valid age"</text:p>
      <text:p text:style-name="P5">else</text:p>
      <text:p text:style-name="P5">echo "not valid age"</text:p>
      <text:p text:style-name="P5">fi</text:p>
      <text:p text:style-name="P6"/>
      <text:p text:style-name="P13"/>
      <text:p text:style-name="P13"/>
      <text:p text:style-name="P13"/>
      <text:p text:style-name="P13"/>
      <text:p text:style-name="P13"><text:soft-page-break/></text:p>
      <text:p text:style-name="P13">Or oparator </text:p>
      <text:p text:style-name="P14">#! /bin/bash</text:p>
      <text:p text:style-name="P13"/>
      <text:p text:style-name="P14">echo -e "Enter age : \c"</text:p>
      <text:p text:style-name="P14">read age</text:p>
      <text:p text:style-name="P14"/>
      <text:p text:style-name="P14">if [ $age -eq 18 ] || [ $age -eq 30 ]</text:p>
      <text:p text:style-name="P14">then</text:p>
      <text:p text:style-name="P14">echo "valid age"</text:p>
      <text:p text:style-name="P14">else</text:p>
      <text:p text:style-name="P14">echo "not valid"</text:p>
      <text:p text:style-name="P14">fi</text:p>
      <text:p text:style-name="P14"/>
      <text:p text:style-name="P13">Arthametic oparation:</text:p>
      <text:p text:style-name="P13"/>
      <text:p text:style-name="P14">#! /bin/bash</text:p>
      <text:p text:style-name="P14"/>
      <text:p text:style-name="P14">echo -e "num1 : \c"</text:p>
      <text:p text:style-name="P14">read num1</text:p>
      <text:p text:style-name="P14">echo -e "num2 : \c"</text:p>
      <text:p text:style-name="P14">read num2</text:p>
      <text:p text:style-name="P14"/>
      <text:p text:style-name="P14">echo $(( num1 + num2 ))</text:p>
      <text:p text:style-name="P14">echo $(( num1 - num2 ))</text:p>
      <text:p text:style-name="P14">echo $(( num1 / num2 ))</text:p>
      <text:p text:style-name="P14">echo $(( num1 * num2 ))</text:p>
      <text:p text:style-name="P13"/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6T15:36:10.155426960</meta:creation-date>
    <dc:date>2017-07-02T10:11:31.433807302</dc:date>
    <meta:editing-duration>PT1H11M8S</meta:editing-duration>
    <meta:editing-cycles>7</meta:editing-cycles>
    <meta:generator>LibreOffice/5.1.6.2$Linux_X86_64 LibreOffice_project/10m0$Build-2</meta:generator>
    <meta:document-statistic meta:table-count="0" meta:image-count="0" meta:object-count="0" meta:page-count="3" meta:paragraph-count="92" meta:word-count="404" meta:character-count="2293" meta:non-whitespace-character-count="1781"/>
  </office:meta>
</office:document-meta>
</file>